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08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gr4" style:family="graphic" style:parent-style-name="standard">
      <style:graphic-properties draw:fill="none" draw:textarea-vertical-align="middle" draw:auto-grow-height="false" fo:min-height="3.89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0.5pt" style:font-size-asian="10.5pt" style:font-size-complex="10.5pt"/>
    </style:style>
    <style:style style:name="P5" style:family="paragraph">
      <loext:graphic-properties draw:fill="none" draw:fill-color="#ffffff"/>
      <style:text-properties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name="Arial" fo:font-size="10.5pt" style:letter-kerning="true" style:font-name-asian="Droid Sans Fallback" style:font-size-asian="10.5pt" style:font-name-complex="FreeSans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064cm" svg:height="1.524cm" svg:x="5.699cm" svg:y="2.778cm">
          <text:p text:style-name="P1"><text:span text:style-name="T1">cloba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429cm" svg:height="0.758cm" svg:x="1.381cm" svg:y="1.562cm">
          <draw:text-box>
            <text:p text:style-name="P3"><text:span text:style-name="T1">I/O</text:span></text:p>
          </draw:text-box>
        </draw:frame>
        <draw:frame draw:style-name="gr3" draw:text-style-name="P5" draw:layer="layout" svg:width="3.429cm" svg:height="0.885cm" svg:x="1.381cm" svg:y="2.297cm">
          <draw:text-box>
            <text:p text:style-name="P3"><text:span text:style-name="T1">Media</text:span></text:p>
          </draw:text-box>
        </draw:frame>
        <draw:frame draw:style-name="gr3" draw:text-style-name="P5" draw:layer="layout" svg:width="3.429cm" svg:height="0.885cm" svg:x="1.381cm" svg:y="2.99cm">
          <draw:text-box>
            <text:p text:style-name="P3"><text:span text:style-name="T2">Blob Store</text:span></text:p>
          </draw:text-box>
        </draw:frame>
        <draw:frame draw:style-name="gr3" draw:text-style-name="P4" draw:layer="layout" svg:width="3.429cm" svg:height="0.885cm" svg:x="1.381cm" svg:y="3.702cm">
          <draw:text-box>
            <text:p text:style-name="P3"><text:span text:style-name="T1">Web Resource</text:span></text:p>
          </draw:text-box>
        </draw:frame>
        <draw:custom-shape draw:style-name="gr4" draw:text-style-name="P6" draw:layer="layout" svg:width="0.508cm" svg:height="4.372cm" svg:x="4.81cm" svg:y="1.9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2" draw:layer="layout" svg:width="3.683cm" svg:height="1.524cm" svg:x="11.541cm" svg:y="2.778cm">
          <text:p text:style-name="P1"><text:span text:style-name="T1">Web Frame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9.89cm" svg:y1="3.667cm" svg:x2="11.287cm" svg:y2="3.667cm">
          <text:p/>
        </draw:line>
        <draw:frame draw:style-name="gr3" draw:text-style-name="P4" draw:layer="layout" svg:width="3.429cm" svg:height="0.885cm" svg:x="1.381cm" svg:y="4.402cm">
          <draw:text-box>
            <text:p text:style-name="P3"><text:span text:style-name="T1">Caching</text:span></text:p>
          </draw:text-box>
        </draw:frame>
        <draw:frame draw:style-name="gr2" draw:text-style-name="P4" draw:layer="layout" svg:width="3.429cm" svg:height="0.758cm" svg:x="5.318cm" svg:y="5.826cm">
          <draw:text-box>
            <text:p text:style-name="P3"><text:span text:style-name="T1">Security</text:span></text:p>
          </draw:text-box>
        </draw:frame>
        <draw:frame draw:style-name="gr3" draw:text-style-name="P5" draw:layer="layout" svg:width="3.429cm" svg:height="0.885cm" svg:x="5.318cm" svg:y="6.561cm">
          <draw:text-box>
            <text:p text:style-name="P3"><text:span text:style-name="T1">i18n</text:span></text:p>
          </draw:text-box>
        </draw:frame>
        <draw:frame draw:style-name="gr3" draw:text-style-name="P5" draw:layer="layout" svg:width="3.429cm" svg:height="0.885cm" svg:x="5.318cm" svg:y="7.254cm">
          <draw:text-box>
            <text:p text:style-name="P3"><text:span text:style-name="T2">View Tools</text:span></text:p>
          </draw:text-box>
        </draw:frame>
        <draw:custom-shape draw:style-name="gr6" draw:text-style-name="P6" draw:layer="layout" svg:width="0.508cm" svg:height="2.14cm" svg:x="8.747cm" svg:y="6.2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7" draw:text-style-name="P6" draw:layer="layout" svg:x1="9.382cm" svg:y1="7.245cm" svg:x2="10.398cm" svg:y2="7.269cm">
          <text:p/>
        </draw:line>
        <draw:line draw:style-name="gr7" draw:text-style-name="P6" draw:layer="layout" svg:x1="10.398cm" svg:y1="3.667cm" svg:x2="10.427cm" svg:y2="7.223cm">
          <text:p/>
        </draw:line>
        <draw:custom-shape draw:style-name="gr1" draw:text-style-name="P2" draw:layer="layout" svg:width="3.683cm" svg:height="1.524cm" svg:x="16.367cm" svg:y="2.778cm">
          <text:p text:style-name="P1"><text:span text:style-name="T1">Web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5.351cm" svg:y1="3.54cm" svg:x2="16.24cm" svg:y2="3.54cm">
          <text:p/>
        </draw:line>
        <draw:frame draw:style-name="gr2" draw:text-style-name="P4" draw:layer="layout" svg:width="5.461cm" svg:height="0.758cm" svg:x="9.128cm" svg:y="9.059cm">
          <draw:text-box>
            <text:p text:style-name="P3"><text:span text:style-name="T1">Script &amp; Style Sheet</text:span></text:p>
          </draw:text-box>
        </draw:frame>
        <draw:frame draw:style-name="gr3" draw:text-style-name="P5" draw:layer="layout" svg:width="3.429cm" svg:height="0.885cm" svg:x="11.16cm" svg:y="7.577cm">
          <draw:text-box>
            <text:p text:style-name="P3"><text:span text:style-name="T1">Business Logic</text:span></text:p>
          </draw:text-box>
        </draw:frame>
        <draw:frame draw:style-name="gr3" draw:text-style-name="P5" draw:layer="layout" svg:width="4.699cm" svg:height="0.885cm" svg:x="9.89cm" svg:y="8.27cm">
          <draw:text-box>
            <text:p text:style-name="P3"><text:span text:style-name="T2">Model, Controller &amp; View</text:span></text:p>
          </draw:text-box>
        </draw:frame>
        <draw:custom-shape draw:style-name="gr6" draw:text-style-name="P6" draw:layer="layout" svg:width="0.508cm" svg:height="2.143cm" svg:x="14.716cm" svg:y="7.2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7" draw:text-style-name="P6" draw:layer="layout" svg:x1="15.224cm" svg:y1="8.274cm" svg:x2="15.605cm" svg:y2="8.274cm">
          <text:p/>
        </draw:line>
        <draw:line draw:style-name="gr7" draw:text-style-name="P6" draw:layer="layout" svg:x1="15.632cm" svg:y1="3.54cm" svg:x2="15.605cm" svg:y2="8.239cm">
          <text:p/>
        </draw:line>
        <draw:custom-shape draw:style-name="gr1" draw:text-style-name="P2" draw:layer="layout" svg:width="1.905cm" svg:height="2.921cm" svg:x="17.764cm" svg:y="6.588cm">
          <text:p text:style-name="P1"><text:span text:style-name="T1">Browser</text:span></text:p>
          <text:p text:style-name="P1"><text:span text:style-name="T1">or</text:span></text:p>
          <text:p text:style-name="P1"><text:span text:style-name="T1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254cm" svg:height="1.778cm" svg:x="18.526cm" svg:y="4.68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4" draw:layer="layout" svg:width="3.429cm" svg:height="0.885cm" svg:x="1.381cm" svg:y="5.195cm">
          <draw:text-box>
            <text:p text:style-name="P3"><text:span text:style-name="T1">Query</text:span></text:p>
          </draw:text-box>
        </draw:frame>
        <draw:frame draw:style-name="gr3" draw:text-style-name="P5" draw:layer="layout" svg:width="3.429cm" svg:height="0.885cm" svg:x="5.318cm" svg:y="7.985cm">
          <draw:text-box>
            <text:p text:style-name="P3"><text:span text:style-name="T2">Data Persistent</text:span></text:p>
          </draw:text-box>
        </draw:frame>
        <draw:frame draw:style-name="gr3" draw:text-style-name="P5" draw:layer="layout" svg:width="3.429cm" svg:height="0.885cm" svg:x="11.16cm" svg:y="6.846cm">
          <draw:text-box>
            <text:p text:style-name="P3"><text:span text:style-name="T1">Access Control</text:span></text:p>
          </draw:text-box>
        </draw:frame>
        <draw:frame draw:style-name="gr3" draw:text-style-name="P4" draw:layer="layout" svg:width="3.429cm" svg:height="0.885cm" svg:x="1.381cm" svg:y="5.953cm">
          <draw:text-box>
            <text:p text:style-name="P3"><text:span text:style-name="T1">Ma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ch </meta:initial-creator>
    <meta:creation-date>2012-09-28T17:24:40</meta:creation-date>
    <dc:date>2015-04-06T03:17:11.226204955</dc:date>
    <meta:editing-duration>PT4M2S</meta:editing-duration>
    <meta:editing-cycles>3</meta:editing-cycles>
    <meta:generator>LibreOffice/4.4.1.2$Linux_X86_64 LibreOffice_project/40m0$Build-2</meta:generator>
    <meta:document-statistic meta:object-count="29"/>
  </office:meta>
</office:document-meta>
</file>